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.35cm" fo:min-width="2.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fill-color="#f8fafc" draw:textarea-horizontal-align="justify" draw:textarea-vertical-align="middle" draw:auto-grow-height="false" fo:min-height="1.55cm" fo:min-width="5.085cm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Обычный-subtitle">
      <style:graphic-properties draw:fill-color="#ffffff" fo:min-height="1.6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-color="#f8fafc"/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-color="#ffffff"/>
      <style:text-properties fo:font-size="22pt" style:font-size-asian="22pt" style:font-size-complex="22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custom-shape draw:style-name="gr1" draw:text-style-name="P1" draw:layer="layout" svg:width="3.2cm" svg:height="1.6cm" svg:x="20.4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cm" svg:height="1.6cm" svg:x="16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18cm" svg:height="0.725cm" svg:x="16.582cm" svg:y="1.4cm">
          <draw:text-box>
            <text:p><text:span text:style-name="T1">Training</text:span></text:p>
          </draw:text-box>
        </draw:frame>
        <draw:frame draw:style-name="gr3" draw:text-style-name="P2" draw:layer="layout" svg:width="1.988cm" svg:height="0.725cm" svg:x="21.012cm" svg:y="1.475cm">
          <draw:text-box>
            <text:p><text:span text:style-name="T1">Statistic</text:span></text:p>
          </draw:text-box>
        </draw:frame>
        <draw:custom-shape draw:style-name="gr4" draw:text-style-name="P3" draw:layer="layout" svg:width="5.585cm" svg:height="1.8cm" svg:x="9.015cm" svg:y="0.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5" draw:layer="layout" svg:width="5.999cm" svg:height="1.6cm" svg:x="1.601cm" svg:y="0.8cm" presentation:class="subtitle" presentation:user-transformed="true">
          <draw:text-box>
            <text:p text:style-name="P4"><text:span text:style-name="T2">Your dictionary</text:span></text:p>
          </draw:text-box>
        </draw:frame>
        <draw:frame draw:style-name="gr3" draw:text-style-name="P2" draw:layer="layout" svg:width="4.985cm" svg:height="0.725cm" svg:x="9.456cm" svg:y="1.354cm">
          <draw:text-box>
            <text:p text:style-name="P6"><text:span text:style-name="T1">Add words or correcting</text:span></text:p>
          </draw:text-box>
        </draw:frame>
        <draw:line draw:style-name="gr5" draw:text-style-name="P7" draw:layer="layout" svg:x1="0.6cm" svg:y1="3cm" svg:x2="27.8cm" svg:y2="3cm">
          <text:p/>
        </draw:line>
        <draw:line draw:style-name="gr5" draw:text-style-name="P7" draw:layer="layout" svg:x1="6cm" svg:y1="6.2cm" svg:x2="24.8cm" svg:y2="6.2cm">
          <text:p/>
        </draw:line>
        <draw:line draw:style-name="gr5" draw:text-style-name="P7" draw:layer="layout" svg:x1="15.8cm" svg:y1="5cm" svg:x2="15.8cm" svg:y2="9cm">
          <text:p/>
        </draw:line>
        <draw:line draw:style-name="gr5" draw:text-style-name="P7" draw:layer="layout" svg:x1="6.2cm" svg:y1="7.2cm" svg:x2="24.4cm" svg:y2="7.2cm">
          <text:p/>
        </draw:line>
        <draw:frame draw:style-name="gr3" draw:text-style-name="P8" draw:layer="layout" svg:width="3.436cm" svg:height="0.962cm" svg:x="9.364cm" svg:y="4.8cm">
          <draw:text-box>
            <text:p>You words</text:p>
          </draw:text-box>
        </draw:frame>
        <draw:frame draw:style-name="gr3" draw:text-style-name="P8" draw:layer="layout" svg:width="3.609cm" svg:height="0.962cm" svg:x="18.391cm" svg:y="4.8cm">
          <draw:text-box>
            <text:p>Translation</text:p>
          </draw:text-box>
        </draw:frame>
        <draw:frame draw:style-name="gr3" draw:text-style-name="P2" draw:layer="layout" svg:width="25.919cm" svg:height="2.621cm" svg:x="0.8cm" svg:y="9.253cm">
          <draw:text-box>
            <text:p><text:span text:style-name="T1">Unit 2. Your dictionary. Представляет собой таблицу — анклийские слова и выражения и их перевод. Колонка you words должна </text:span></text:p>
            <text:p><text:span text:style-name="T1">содержать фильтр по алфавиту, каждая строка должна содержать кнопку озвучи и корректировки.</text:span></text:p>
            <text:p><text:span text:style-name="T1">Колонка translation может содержать любое колличество слов или фраз также содрежит кнопку перехода на переводчик гугл где</text:span></text:p>
            <text:p><text:span text:style-name="T1">можно увидеть перевод данного слова.</text:span></text:p>
            <text:p><text:span text:style-name="T1">Для коммуникации с Unit 2.1...2.3 <text:s/>имеется навигационная панель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22:21:15.246268611</meta:creation-date>
    <dc:date>2020-11-21T22:39:50.863044368</dc:date>
    <meta:editing-duration>PT8M14S</meta:editing-duration>
    <meta:editing-cycles>1</meta:editing-cycles>
    <meta:document-statistic meta:object-count="37"/>
    <meta:generator>LibreOffice/6.4.6.2$Linux_X86_64 LibreOffice_project/40$Build-2</meta:generator>
  </office:meta>
</office:document-meta>
</file>